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T17" style:parent-style-name="Standardnípísmoodstavce" style:family="text">
      <style:text-properties fo:font-size="11pt" style:font-size-asian="11pt" style:font-size-complex="11pt"/>
    </style:style>
    <style:style style:name="P18" style:parent-style-name="Příloha" style:family="paragraph">
      <style:text-properties style:font-size-complex="11.5pt"/>
    </style:style>
    <style:style style:name="P19" style:parent-style-name="Seznam" style:family="paragraph">
      <style:paragraph-properties fo:margin-left="0.3937in" fo:text-indent="-0.3937in">
        <style:tab-stops>
          <style:tab-stop style:type="left" style:position="0in"/>
        </style:tab-stops>
      </style:paragraph-properties>
    </style:style>
    <style:style style:name="P20" style:parent-style-name="Seznam" style:family="paragraph">
      <style:paragraph-properties fo:margin-left="0.3937in" fo:text-indent="-0.3937in">
        <style:tab-stops>
          <style:tab-stop style:type="left" style:position="0in"/>
        </style:tab-stops>
      </style:paragraph-properties>
    </style:style>
    <style:style style:name="P21" style:parent-style-name="Seznam" style:family="paragraph">
      <style:paragraph-properties fo:margin-left="0.3937in" fo:text-indent="-0.3937in">
        <style:tab-stops>
          <style:tab-stop style:type="left" style:position="0in"/>
        </style:tab-stops>
      </style:paragraph-properties>
    </style:style>
    <style:style style:name="P22" style:parent-style-name="Seznam" style:family="paragraph">
      <style:paragraph-properties fo:margin-left="0.3937in" fo:text-indent="-0.3937in">
        <style:tab-stops>
          <style:tab-stop style:type="left" style:position="0in"/>
        </style:tab-stops>
      </style:paragraph-properties>
    </style:style>
    <style:style style:name="P23" style:parent-style-name="Seznam" style:family="paragraph">
      <style:paragraph-properties fo:margin-left="0.3937in" fo:text-indent="-0.3937in">
        <style:tab-stops>
          <style:tab-stop style:type="left" style:position="0in"/>
        </style:tab-stops>
      </style:paragraph-properties>
    </style:style>
    <style:style style:name="P24" style:parent-style-name="Seznam" style:family="paragraph">
      <style:paragraph-properties fo:margin-left="0.3937in" fo:text-indent="-0.3937in">
        <style:tab-stops>
          <style:tab-stop style:type="left" style:position="0in"/>
        </style:tab-stops>
      </style:paragraph-properties>
    </style:style>
    <style:style style:name="P25" style:parent-style-name="Seznam" style:family="paragraph">
      <style:paragraph-properties fo:margin-left="0.3937in" fo:text-indent="-0.3937in">
        <style:tab-stops>
          <style:tab-stop style:type="left" style:position="0in"/>
        </style:tab-stops>
      </style:paragraph-properties>
    </style:style>
    <style:style style:name="P26" style:parent-style-name="Seznam" style:family="paragraph">
      <style:paragraph-properties fo:margin-left="0.3937in" fo:text-indent="-0.3937in">
        <style:tab-stops>
          <style:tab-stop style:type="left" style:position="0in"/>
        </style:tab-stops>
      </style:paragraph-properties>
    </style:style>
    <style:style style:name="P27" style:parent-style-name="Seznam" style:family="paragraph">
      <style:paragraph-properties fo:margin-left="0.3937in" fo:text-indent="-0.3937in">
        <style:tab-stops>
          <style:tab-stop style:type="left" style:position="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11/2018<text:bookmark-end text:name="Text14"/></text:p>
            <text:p text:style-name="Normální">KVOP-5828/2018<text:bookmark-end text:name="Text2"/></text:p>
            <text:p text:style-name="Normální"><text:bookmark-start text:name="Text6"/>06. 02. 2018<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text:bookmark-start text:name="Text8"/><text:s text:c="5"/><text:bookmark-end text:name="Text8"/></text:p>
            <text:p text:style-name="Normální">Š. Č.</text:p>
            <text:p text:style-name="Normální"/>
            <text:p text:style-name="Normální"/>
            <text:p text:style-name="Normální"/>
            <text:p text:style-name="Normální"/>
            <text:p text:style-name="Normální"/>
          </table:table-cell>
        </table:table-row>
      </table:table>
      <text:h text:style-name="Nadpis1" text:outline-level="1">Sdělení o poskytnutí informace<text:s/></text:h>
      <text:p text:style-name="Základnítext">Vážená paní Č.,</text:p>
      <text:p text:style-name="Základnítext">dne 31. ledna 2018 byla do Kanceláře veřejného ochránce práv doručena Vaše žádost podle<text:s/>zákona<text:s/>č. 106/1999 Sb.,<text:s/>o svobodném přístupu<text:s/>k informacím,<text:s/>ve znění pozdějších předpisů, kterou žádáte<text:s/>o zaslání zpráv z návštěv těchto zařízení:</text:p>
      <text:p text:style-name="Základnítext"><text:span text:style-name="T17">Domov pro seniory Kobylisy, Domov Slaný, Domov pro seniory Třebíč, Domov pro seniory Pyšely, Domov pro seniory Světlo, Dům pro seniory Uničov, Domov pro seniory Zlaté slunce, Charitní dům pokojné stáří Cetechovice.</text:span></text:p>
      <text:p text:style-name="Základnítext">Ve smyslu zákona<text:s/>o svobodném přístupu<text:s/>k informacím<text:s/>Vám<text:s/><text:span text:style-name="Silné">poskytuji<text:s/></text:span>požadovanou informaci – zprávy z návštěv výše uvedených zařízení.<text:s/></text:p>
      <text:p text:style-name="Základnítext">S pozdravem</text:p>
      <text:p text:style-name="podpis">Mgr. Petra Zdražilová v. r.</text:p>
      <text:p text:style-name="podpis">ředitelka právní sekce</text:p>
      <text:p text:style-name="podpis">(dopis je opatřen elektronickým podpisem)</text:p>
      <text:p text:style-name="podpis"/>
      <text:p text:style-name="podpis"/>
      <text:p text:style-name="P18">Příloha</text:p>
      <text:list text:style-name="LFO2" text:continue-numbering="true">
        <text:list-item>
          <text:p text:style-name="P19">Zpráva<text:s/>z návštěvy Domova pro seniory Kobylisy</text:p>
        </text:list-item>
        <text:list-item>
          <text:p text:style-name="P20">Zpráva z návštěvy Domova Slaný</text:p>
        </text:list-item>
        <text:list-item>
          <text:p text:style-name="P21">Zpráva z návštěvy Domova pro seniory Třebíč</text:p>
        </text:list-item>
        <text:list-item>
          <text:p text:style-name="P22">Zpráva z návštěvy Domova pro seniory Pyšely</text:p>
        </text:list-item>
        <text:list-item>
          <text:p text:style-name="P23">Zpráva z návštěvy Domova pro seniory Světlo</text:p>
        </text:list-item>
        <text:list-item>
          <text:p text:style-name="P24">Zpráva z návštěvy Domova pro seniory Světlo (následná návštěva)</text:p>
        </text:list-item>
        <text:list-item>
          <text:p text:style-name="P25">Zpráva z návštěvy Domu pro seniory Uničov</text:p>
        </text:list-item>
        <text:list-item>
          <text:p text:style-name="P26">Zpráva z návštěvy Domova pro seniory Zlaté slunce</text:p>
        </text:list-item>
        <text:list-item>
          <text:p text:style-name="P27">Zpráva z návštěvy Charitního domu pokojného stáří Cetechovice</text:p>
        </text:list-item>
      </text:list>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complex="Times New Roman"/>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89NC9*</text:span>*KVOPX0089NC9*</text:p>
        <text:p text:style-name="P12"><text:span text:style-name="T13">KVOPX0089NC9</text:span>KVOPX0089NC9</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8-02-13T09:20:00Z</meta:creation-date>
    <dc:date>2018-02-13T09:20:00Z</dc:date>
    <meta:print-date>2016-06-27T08:08:00Z</meta:print-date>
    <meta:template xlink:href="KVOP_dopis%20vedoucího" xlink:type="simple"/>
    <meta:editing-cycles>2</meta:editing-cycles>
    <meta:editing-duration>PT0S</meta:editing-duration>
    <meta:user-defined meta:name="ContentTypeId">0x010100D3A71DC738674B4893D02C4CA0E22FAC</meta:user-defined>
    <meta:document-statistic meta:page-count="1" meta:paragraph-count="2" meta:word-count="196" meta:character-count="1357" meta:row-count="9" meta:non-whitespace-character-count="1163"/>
  </office:meta>
</office:document-meta>
</file>